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1" svg:font-family="'Awami Nastaliq'" style:font-pitch="variable"/>
    <style:font-face style:name="Awami Nastaliq" svg:font-family="'Awami Nastaliq'" style:font-adornments="Regular" style:font-pitch="variable"/>
    <style:font-face style:name="Awami Nastaliq Alpha1Plus" svg:font-family="'Awami Nastaliq Alpha1Plus'" style:font-pitch="variable"/>
    <style:font-face style:name="Awami Nastaliq Beta v.1.190" svg:font-family="'Awami Nastaliq Beta v.1.190'" style:font-pitch="variable"/>
    <style:font-face style:name="Awami Nastaliq Beta v.1.900" svg:font-family="'Awami Nastaliq Beta v.1.900'" style:font-pitch="variable"/>
    <style:font-face style:name="Scheherazade" svg:font-family="Scheherazade" style:font-pitch="variable"/>
    <style:font-face style:name="Alkalami" svg:font-family="Alkalami" style:font-family-generic="roman" style:font-pitch="variable"/>
    <style:font-face style:name="Calibri2" svg:font-family="Calibri"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style:font-name="Calibri" fo:font-size="10pt" officeooo:rsid="002ee42b" officeooo:paragraph-rsid="002ee42b" style:font-size-asian="10pt" style:font-size-complex="10pt"/>
    </style:style>
    <style:style style:name="P2" style:family="paragraph" style:parent-style-name="Standard">
      <style:paragraph-properties fo:margin-left="0in" fo:margin-right="0in" fo:margin-top="0in" fo:margin-bottom="0in" loext:contextual-spacing="false" fo:line-height="120%" fo:text-align="start" style:justify-single-word="false" fo:hyphenation-ladder-count="no-limit" fo:text-indent="0in" style:auto-text-indent="false" style:vertical-align="middle" style:writing-mode="lr-tb"/>
      <style:text-properties style:font-name="Alkalami" fo:font-weight="normal" style:font-weight-asian="normal" fo:hyphenate="false" fo:hyphenation-push-char-count="2"/>
    </style:style>
    <style:style style:name="P3" style:family="paragraph" style:parent-style-name="Heading_20_2">
      <style:text-properties style:font-name="Calibri" officeooo:rsid="002d202a" officeooo:paragraph-rsid="002d202a"/>
    </style:style>
    <style:style style:name="P4" style:family="paragraph" style:parent-style-name="Heading_20_2">
      <style:paragraph-properties fo:break-before="page"/>
    </style:style>
    <style:style style:name="P5" style:family="paragraph" style:parent-style-name="Aran">
      <style:paragraph-properties fo:text-align="end" style:justify-single-word="false" style:writing-mode="rl-tb"/>
    </style:style>
    <style:style style:name="P6" style:family="paragraph" style:parent-style-name="Aran">
      <style:paragraph-properties fo:text-align="end" style:justify-single-word="false" style:writing-mode="rl-tb"/>
      <style:text-properties style:font-name-complex="Awami Nastaliq1"/>
    </style:style>
    <style:style style:name="P7" style:family="paragraph" style:parent-style-name="Heading_20_3">
      <style:text-properties style:font-name="Calibri"/>
    </style:style>
    <style:style style:name="P8" style:family="paragraph" style:parent-style-name="Heading_20_3">
      <style:text-properties officeooo:paragraph-rsid="00583c80"/>
    </style:style>
    <style:style style:name="P9" style:family="paragraph" style:parent-style-name="Heading_20_3">
      <style:text-properties officeooo:paragraph-rsid="0058db7e"/>
    </style:style>
    <style:style style:name="P10" style:family="paragraph" style:parent-style-name="Title">
      <style:text-properties style:font-name="Calibri"/>
    </style:style>
    <style:style style:name="P11" style:family="paragraph" style:parent-style-name="Text_20_body">
      <style:text-properties style:font-name="Calibri"/>
    </style:style>
    <style:style style:name="P12" style:family="paragraph" style:parent-style-name="Aran">
      <style:text-properties style:font-name="Awami Nastaliq Beta v.1.900"/>
    </style:style>
    <style:style style:name="P13" style:family="paragraph" style:parent-style-name="Aran">
      <style:text-properties style:font-name="Awami Nastaliq Beta v.1.900" officeooo:paragraph-rsid="00583c80"/>
    </style:style>
    <style:style style:name="P14" style:family="paragraph" style:parent-style-name="Aran">
      <style:paragraph-properties fo:text-align="end" style:justify-single-word="false" style:writing-mode="rl-tb"/>
      <style:text-properties officeooo:rsid="003f0ee9" fo:background-color="#ffffff" style:font-name-complex="Awami Nastaliq Beta v.1.900"/>
    </style:style>
    <style:style style:name="P15" style:family="paragraph" style:parent-style-name="Aran">
      <style:paragraph-properties fo:text-align="end" style:justify-single-word="false" style:writing-mode="rl-tb"/>
      <style:text-properties fo:background-color="#ffffff" style:font-name-complex="Awami Nastaliq Beta v.1.900"/>
    </style:style>
    <style:style style:name="P16" style:family="paragraph" style:parent-style-name="Aran">
      <style:paragraph-properties fo:text-align="end" style:justify-single-word="false" style:writing-mode="rl-tb"/>
      <style:text-properties style:font-name-complex="Awami Nastaliq Beta v.1.900"/>
    </style:style>
    <style:style style:name="P17" style:family="paragraph" style:parent-style-name="Aran">
      <style:paragraph-properties fo:text-align="end" style:justify-single-word="false" style:writing-mode="rl-tb"/>
      <style:text-properties officeooo:paragraph-rsid="004e56e3" style:font-name-complex="Awami Nastaliq Beta v.1.900"/>
    </style:style>
    <style:style style:name="P18" style:family="paragraph" style:parent-style-name="Aran">
      <style:paragraph-properties fo:text-align="end" style:justify-single-word="false" style:writing-mode="rl-tb"/>
      <style:text-properties style:font-name="Scheherazade" fo:font-size="18pt" officeooo:rsid="00207b8c" officeooo:paragraph-rsid="00207b8c" fo:background-color="#ffffff" style:font-size-asian="18pt" style:font-name-complex="Awami Nastaliq Beta v.1.900" style:font-size-complex="18pt"/>
    </style:style>
    <style:style style:name="T1" style:family="text">
      <style:text-properties officeooo:rsid="00541618"/>
    </style:style>
    <style:style style:name="T2" style:family="text">
      <style:text-properties officeooo:rsid="004e56e3"/>
    </style:style>
    <style:style style:name="T3" style:family="text">
      <style:text-properties officeooo:rsid="00197b4e"/>
    </style:style>
    <style:style style:name="T4" style:family="text">
      <style:text-properties officeooo:rsid="00317070"/>
    </style:style>
    <style:style style:name="T5" style:family="text">
      <style:text-properties officeooo:rsid="0041be78" fo:background-color="#ffffff" loext:char-shading-value="0"/>
    </style:style>
    <style:style style:name="T6" style:family="text">
      <style:text-properties officeooo:rsid="004e56e3" fo:background-color="#ffffff" loext:char-shading-value="0"/>
    </style:style>
    <style:style style:name="T7" style:family="text">
      <style:text-properties officeooo:rsid="0050a29d" fo:background-color="#ffffff" loext:char-shading-value="0"/>
    </style:style>
    <style:style style:name="T8" style:family="text">
      <style:text-properties style:font-name="Awami Nastaliq Alpha1Plus" officeooo:rsid="00317070"/>
    </style:style>
    <style:style style:name="T9" style:family="text">
      <style:text-properties style:font-name="Awami Nastaliq Alpha1Plus" fo:font-size="18pt" style:font-size-asian="18pt" style:font-size-complex="18pt"/>
    </style:style>
    <style:style style:name="T10" style:family="text">
      <style:text-properties officeooo:rsid="0037bfdf"/>
    </style:style>
    <style:style style:name="T11" style:family="text">
      <style:text-properties officeooo:rsid="00466a95"/>
    </style:style>
    <style:style style:name="T12" style:family="text">
      <style:text-properties officeooo:rsid="00506199"/>
    </style:style>
    <style:style style:name="T13" style:family="text">
      <style:text-properties officeooo:rsid="00560cbf"/>
    </style:style>
    <style:style style:name="T14" style:family="text">
      <style:text-properties officeooo:rsid="0058db7e"/>
    </style:style>
    <style:style style:name="T15" style:family="text">
      <style:text-properties officeooo:rsid="0059c3e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Awami <text:span text:style-name="T1">Nastaliq </text:span>Type Sample</text:p>
      <text:p text:style-name="P11">The <text:span text:style-name="T13">Awami Nastaliq </text:span>font is intended to support all of the characters listed in this document. <text:span text:style-name="T11">The main design work is done. </text:span></text:p>
      <text:p text:style-name="P3">Character Set</text:p>
      <text:p text:style-name="P7">Basic Latin</text:p>
      <text:p text:style-name="P12">! " # $ % &amp; ' ( ) * + , - . / 0 1 2 3 4 5 6 7 8 9 : ; &lt; = &gt; ? @ A B C D E F G H I J K L M N O P Q R S T U V W X Y Z [ \ ] ^ _ ` a b c d e f g h i j k l m n o p q r s t u v w x y z { | } ~</text:p>
      <text:p text:style-name="P7">Latin-1 Supplement</text:p>
      <text:p text:style-name="P12">¡ ¢ £ ¤ ¥ ¦ § ¨ © ª « ¬ ­ ® ¯ ° ± ² ³ ´ µ ¶ · ¸ ¹ º » ¼ ½ ¾ ¿ À Á Â Ã Ä Å Æ Ç È É Ê Ë Ì Í Î Ï <text:span text:style-name="T13">Ð</text:span>Ñ Ò Ó Ô Õ Ö × Ø Ù Ú Û Ü Ý Þ ß à á â ã ä å æ ç è é ê ë ì í î ï <text:span text:style-name="T14">ð</text:span>ñ ò ó ô õ ö ÷ ø ù ú û ü ý þ ÿ </text:p>
      <text:p text:style-name="P7">Latin Extended-A</text:p>
      <text:p text:style-name="P12">ı Œ œ Š š Ÿ Ž ž</text:p>
      <text:p text:style-name="P7"><text:soft-page-break/>Latin Extended-B</text:p>
      <text:p text:style-name="P12">ƒ </text:p>
      <text:p text:style-name="Heading_20_3">Spacing Modifier Letters</text:p>
      <text:p text:style-name="P12">ˆ ˇ <text:span text:style-name="T3">ˉ</text:span> ː ˘ ˙ ˚ ˛ ˜ <text:s/></text:p>
      <text:p text:style-name="P9">Combining Diacritical Marks</text:p>
      <text:p text:style-name="P13">◌̧◌̀ ◌́ ◌̂ ◌̃ ◌̈ ◌̊ ◌̌ ◌̧</text:p>
      <text:p text:style-name="P8">General Punctuation</text:p>
      <text:p text:style-name="P12">‐ ‑ ‒ – — ― ‘ ’ ‚ “ ” „ † ‡ • ‥… ‰ ‹ › ⁄ </text:p>
      <text:p text:style-name="Heading_20_3">Superscripts and Subscripts</text:p>
      <text:p text:style-name="P12">⁴</text:p>
      <text:p text:style-name="Heading_20_3">Currency Symbols</text:p>
      <text:p text:style-name="P12">€</text:p>
      <text:p text:style-name="Heading_20_3"><text:soft-page-break/>Letterlike Symbols &amp; Geometric Shapes</text:p>
      <text:p text:style-name="P12">™ ◌</text:p>
      <text:p text:style-name="Heading_20_3">Arabic </text:p>
      <text:p text:style-name="P14">؀؁؂؃؄؉؊؋،؍؎؏◌ؐ◌ؑ◌ؒ◌ؓ◌ؔ◌ؕ؛؟ؠ ء آ أ ؤ إ ئ ا ب ة ت ث ج ح خ د ذ ر ز س ش ص ض ط ظ ع غ ف ق ك ل م ن ه و ى ي</text:p>
      <text:p text:style-name="P16">◌ً◌ٌ◌ٍ◌َ◌ُ◌ِ◌ّ◌ْ◌ٓ◌ٔ◌ٕ◌ٖ◌ٗ◌٘◌ٙ◌ٚ◌ٛ◌ٞ◌ٟ</text:p>
      <text:p text:style-name="P17"><text:span text:style-name="T9"><text:s/></text:span><text:span text:style-name="T5">٠١٢٣٤٥٦٧٨٩٪٫٬٭ ٮ ٯ ◌ٰ ٱ ٲ ٳ ٴ ٵ ٹ ٺ ٻ ټ ٽ پ ځ ڃ ڄ څ چ ڇ ڈ ډ ڊ ڋ ڎ ڐ ڑ ړ ڔ <text:s/>ڕ ږ ڗ ژ ڙ ښ ڜ ڞ ڡ ڤ ڥ ک ګ گ ڰ ڱ ڳ ڵ ڷ ڹ ں ڻ ڼ ھ ۀ ہ ۂ ۃ ۄ ۅ ۆ ۇ </text:span><text:span text:style-name="T7">ۈ</text:span><text:span text:style-name="T5"> ۉ </text:span><text:span text:style-name="T7">ۊ ۋ</text:span><text:span text:style-name="T5"> ی ۍ ێ </text:span><text:span text:style-name="T7">ۏ</text:span><text:span text:style-name="T5"> ې ے ۓ <text:s/>۔ <text:s/></text:span><text:span text:style-name="T6">ە </text:span><text:span text:style-name="T5"><text:s/>◌ۜ <text:s/>۝ ◌۠ ◌ۡ ◌۪ ◌ۭ ۰ ۱ ۲ ۳ ۴ ۵ ۶ ۷ ۸ ۹ ۻ </text:span></text:p>
      <text:p text:style-name="Heading_20_3"><text:s/><text:span text:style-name="T2">A</text:span>rabic Supplement <text:s/></text:p>
      <text:p text:style-name="P15"><text:s/>ݙ ݜ ݣ ݨ ݩ ݪ ݫ ݬ ݭ ݮ ݯ ݰ ݱ ݲ ݳ ݴ ݵ ݶ ݷ ݸ ݹ ݺ ݻ ݼ ݽ <text:span text:style-name="T12">ݾ ݿ</text:span></text:p>
      <text:p text:style-name="Heading_20_3"><text:soft-page-break/>Arabic Extended-A</text:p>
      <text:p text:style-name="P18">◌ࣿ</text:p>
      <text:p text:style-name="Heading_20_3">Arabic Presentation Forms</text:p>
      <text:p text:style-name="P16">﴾ ﴿ﷲ <text:span text:style-name="T2">﷼</text:span></text:p>
      <text:p text:style-name="P2"/>
      <text:p text:style-name="Heading_20_2">Arabic Shaping (some basic shapes):</text:p>
      <text:p text:style-name="P16">ب ببب ج ججج س سسس <text:s/><text:span text:style-name="T4">ض ضضض ظ ظظظ غ غغغ <text:s/>ف ففف ق ققق ك ككك <text:s/>ل للل م ممم ن ننن ي ييي ڋ بڋ ږ بږ <text:s text:c="2"/></text:span><text:span text:style-name="T8">ھ <text:s/>ھھھ</text:span></text:p>
      <text:p text:style-name="P5"/>
      <text:p text:style-name="P4">Awami <text:span text:style-name="T15">Nastaliq </text:span>Running Text</text:p>
      <text:p text:style-name="Heading_20_3"><text:span text:style-name="T10">One paragraph from Urdu </text:span>UDHR</text:p>
      <text:p text:style-name="P16">اقوامِ متحدہ کی جنرل اسمبلی نے ۱۰؍دسمبر ۱۹۴۸ ؁ء کا <text:s/>" انسانی حقوق کا عالمی منشور" <text:s/>منظور کر کے اس کا اعلان عام کیا۔ اگلے صفحات پر اس منشور کا مکمل متن درج ہے۔ اس تاریخی کارنامے کے بعد اسمبلی نے اپنے تمام ممبر ممالک پر زور دیا کہ وہ بھی اپنے اپنے ہاں اس کا اعلانِ عام کریں اور اس کی نشر و اشاعت میں حصّہ لیں۔ مثلاً یہ کہ اسے نمایاں مقامات پر آویزاں کیا جایٔے۔ اور خاص طور پر اسکولوں اور تعلیمی اداروں میں اسے پڑھ کر سنایا جایٔے اور اس کی تفصیلات واضح کی جایٔیں، اور اس ضمن میں کسی ملک یا علاقے کی سیاسی حیثیت کے لحاظ سے کویٔی امتیاز نہ برتا جایٔے</text:p>
      <text:p text:style-name="P6"/>
      <text:p text:style-name="P4"><text:span text:style-name="T10">Three paragraphs from S</text:span>araiki UDHR</text:p>
      <text:p text:style-name="P16">دنیا دے سارے انسان ہکو ڄئے تے نہ مکڻ والے حقوق تے ازادیاں گھن تے پیدا تھیڈن۔ اقوام متحدہ نے ہر کہیں دے حقوق دی حفاظت تے ودھارے دا جھنڈا اچار کھڻ دا ارادہ کیتا ہوے ۔ جیمبڑا اقوام متحدہ دے منشور دا حصہ ہے۔ ایندے وچ انسانی عزت تے و قار، جیادی انسانی حقوق، عزت نفس اتے لوکاں دے یقین دا اقرار کیتا ڱے۔</text:p>
      <text:p text:style-name="P16">اقوام متحدہ دی جنرل اسمبلی نے ڋہ دسمبر1948 کوں انسانی حقوق داعالمی منشور منظور کرتے ایند اعام اعلان کیتا۔ اگلے صفیاں تے اینہ منشور دی پوری عبارت پیش کیتی ویندی اے۔</text:p>
      <text:p text:style-name="P16">منشور اچ اقوام متحدہ نے صاف تے سادہ لفظاں اچ حقوق ڋساڋتن ۔ جنباں وچ ہر کوئی برابر داشر یک ہے۔</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1" svg:font-family="'Awami Nastaliq'" style:font-pitch="variable"/>
    <style:font-face style:name="Awami Nastaliq" svg:font-family="'Awami Nastaliq'" style:font-adornments="Regular" style:font-pitch="variable"/>
    <style:font-face style:name="Awami Nastaliq Alpha1Plus" svg:font-family="'Awami Nastaliq Alpha1Plus'" style:font-pitch="variable"/>
    <style:font-face style:name="Awami Nastaliq Beta v.1.190" svg:font-family="'Awami Nastaliq Beta v.1.190'" style:font-pitch="variable"/>
    <style:font-face style:name="Awami Nastaliq Beta v.1.900" svg:font-family="'Awami Nastaliq Beta v.1.900'" style:font-pitch="variable"/>
    <style:font-face style:name="Scheherazade" svg:font-family="Scheherazade" style:font-pitch="variable"/>
    <style:font-face style:name="Alkalami" svg:font-family="Alkalami" style:font-family-generic="roman" style:font-pitch="variable"/>
    <style:font-face style:name="Calibri2" svg:font-family="Calibri"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DZ"/>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DZ"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_5b_No_20_Paragraph_20_Style_5d_" style:display-name="[No Paragraph Style]" style:family="paragraph" style:default-outline-level="">
      <style:paragraph-properties fo:margin-left="0in" fo:margin-right="0in" fo:margin-top="0in" fo:margin-bottom="0in" loext:contextual-spacing="false" fo:line-height="120%" fo:text-align="start" style:justify-single-word="false" fo:orphans="2" fo:widows="2" fo:hyphenation-ladder-count="no-limit" fo:text-indent="0in" style:auto-text-indent="false"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GB" fo:font-style="normal" style:text-underline-style="none" fo:font-weight="normal" style:font-size-asian="12pt" style:font-style-asian="normal" style:font-weight-asian="normal" style:text-emphasize="none" style:text-scale="100%" fo:hyphenate="true" fo:hyphenation-push-char-count="2"/>
    </style:style>
    <style:style style:name="_5b_Basic_20_Paragraph_5d_" style:display-name="[Basic Paragraph]" style:family="paragraph" style:parent-style-name="_5b_No_20_Paragraph_20_Style_5d_" style:default-outline-level="">
      <style:paragraph-properties fo:margin-left="0in" fo:margin-right="0in" fo:margin-top="0in" fo:margin-bottom="0in" loext:contextual-spacing="false" fo:line-height="120%" fo:text-align="start" style:justify-single-word="false" fo:hyphenation-ladder-count="no-limit" fo:text-indent="0in" style:auto-text-indent="false"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GB" fo:font-style="normal" style:text-underline-style="none" fo:font-weight="normal" style:font-size-asian="12pt" style:font-style-asian="normal" style:font-weight-asian="normal" style:text-emphasize="none" style:text-scale="100%" fo:hyphenate="true" fo:hyphenation-push-char-count="2"/>
    </style:style>
    <style:style style:name="Heading_20_2" style:display-name="Heading 2" style:family="paragraph" style:parent-style-name="Heading" style:class="text">
      <style:paragraph-properties style:writing-mode="page"/>
      <style:text-properties fo:color="#800000" style:font-name="Calibri1" fo:font-family="Calibri" style:font-style-name="Regular" style:font-family-generic="swiss" style:font-pitch="variable" fo:font-size="16pt"/>
    </style:style>
    <style:style style:name="Heading_20_1" style:display-name="Heading 1" style:family="paragraph" style:parent-style-name="Heading" style:class="text">
      <style:paragraph-properties style:writing-mode="page"/>
      <style:text-properties fo:color="#800000"/>
    </style:style>
    <style:style style:name="Aran" style:family="paragraph" style:parent-style-name="_5b_Basic_20_Paragraph_5d_">
      <style:paragraph-properties fo:margin-left="0in" fo:margin-right="0in" fo:margin-top="0in" fo:margin-bottom="0in" loext:contextual-spacing="false" fo:line-height="100%" fo:text-align="start" style:justify-single-word="false" fo:hyphenation-ladder-count="no-limit" fo:text-indent="0in" style:auto-text-indent="false" style:vertical-align="middle" style:writing-mode="lr-tb"/>
      <style:text-properties style:font-name="Awami Nastaliq" fo:font-family="'Awami Nastaliq'" style:font-style-name="Regular" style:font-pitch="variable" fo:font-size="18pt" style:font-size-asian="18pt" style:font-name-complex="Awami Nastaliq" style:font-family-complex="'Awami Nastaliq'" style:font-style-name-complex="Regular" style:font-pitch-complex="variable" style:font-size-complex="18pt" fo:hyphenate="false" fo:hyphenation-push-char-count="2"/>
    </style:style>
    <style:style style:name="Title" style:family="paragraph" style:parent-style-name="Heading" style:class="chapter">
      <style:paragraph-properties style:writing-mode="page"/>
      <style:text-properties fo:color="#800000" fo:font-size="18pt"/>
    </style:style>
    <style:style style:name="Heading_20_3" style:display-name="Heading 3" style:family="paragraph" style:parent-style-name="Heading" style:class="text">
      <style:paragraph-properties style:writing-mode="page"/>
      <style:text-properties fo:color="#800000" style:font-name="Calibri1" fo:font-family="Calibri" style:font-style-name="Regular" style:font-family-generic="swiss" style:font-pitch="variable" style:font-name-asian="Calibri1" style:font-family-asian="Calibri" style:font-style-name-asian="Regular" style:font-family-generic-asian="swiss" style:font-pitch-asian="variable" style:font-name-complex="Calibri1" style:font-family-complex="Calibri" style:font-style-name-complex="Regular" style:font-family-generic-complex="swiss" style:font-pitch-complex="variable"/>
    </style:style>
    <style:style style:name="Footer" style:family="paragraph" style:parent-style-name="Standard" style:class="extra"/>
    <style:style style:name="DocumentMap" style:family="paragraph" style:default-outline-level="">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style:font-name="Calibri2" fo:font-family="Calibri" style:font-family-generic="roman" style:font-pitch="variable" fo:font-size="11pt" fo:language="en" fo:country="US" style:font-name-asian="Cambria Math" style:font-family-asian="'Cambria Math'"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_20_Symbol" style:display-name="Footnote Symbol" style:family="text"/>
    <style:style style:name="Default_20_Paragraph_20_Font" style:display-name="Default Paragraph Font"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Calibri" fo:font-size="10pt" officeooo:rsid="002ee42b" officeooo:paragraph-rsid="002ee42b" style:font-size-asian="10pt" style:font-size-complex="10pt"/>
    </style:style>
    <style:style style:name="MT1" style:family="text">
      <style:text-properties officeooo:rsid="00541618"/>
    </style:style>
    <style:style style:name="MT2" style:family="text">
      <style:text-properties officeooo:rsid="004e56e3"/>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Awami <text:span text:style-name="MT1">Nastaliq </text:span>Type Sample (LibreOffice <text:span text:style-name="MT2">6.1.5</text:span>)<text:tab/><text:tab/><text:tab/><text:tab/><text:tab/><text:tab/><text:tab/><text:tab/><text:tab/>Page <text:page-number text:select-page="current">5</text:page-number><text:s/>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5T12:50:06.110000000</meta:creation-date>
    <dc:date>2019-04-04T17:11:14.559000000</dc:date>
    <meta:editing-duration>PT4H32M19S</meta:editing-duration>
    <meta:editing-cycles>73</meta:editing-cycles>
    <meta:generator>LibreOffice/6.1.5.2$Windows_X86_64 LibreOffice_project/90f8dcf33c87b3705e78202e3df5142b201bd805</meta:generator>
    <meta:print-date>2019-04-04T17:11:04.843000000</meta:print-date>
    <meta:document-statistic meta:table-count="0" meta:image-count="0" meta:object-count="0" meta:page-count="6" meta:paragraph-count="43" meta:word-count="760" meta:character-count="2669" meta:non-whitespace-character-count="1922"/>
  </office:meta>
</office:document-meta>
</file>